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2"/>
    <style:style style:name="P16" style:family="paragraph" style:parent-style-name="Heading_20_1" style:list-style-name="WWNum2">
      <style:paragraph-properties fo:margin-top="0.0398in" fo:margin-bottom="0in" loext:contextual-spacing="false"/>
    </style:style>
    <style:style style:name="P17" style:family="paragraph" style:parent-style-name="Heading_20_1" style:list-style-name="WWNum2">
      <style:paragraph-properties fo:margin-top="0in" fo:margin-bottom="0in" loext:contextual-spacing="false"/>
    </style:style>
    <style:style style:name="P18" style:family="paragraph" style:parent-style-name="Heading_20_1" style:list-style-name="WWNum2">
      <style:paragraph-properties fo:margin-top="0in" fo:margin-bottom="0.0429in" loext:contextual-spacing="false"/>
    </style:style>
    <style:style style:name="P19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style:text-underline-style="none"/>
    </style:style>
    <style:style style:name="T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aczyuw2yex2w"/><text:span text:style-name="T1">Sistemas Informáticos (Computer Systems)</text:span><text:span text:style-name="T2"><text:line-break/></text:span><text:span text:style-name="T3">Unit 04. Study guide</text:span></text:p>
      <text:p text:style-name="P1"><draw:frame draw:style-name="fr1" draw:name="image4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October 2022</text:span></text:p>
      <text:p text:style-name="P5"/>
      <text:p text:style-name="P4"><text:span text:style-name="T6">Unit 04. Virtual machines and containers</text:span></text:p>
      <text:list xml:id="list2168094122" text:style-name="WWNum2">
        <text:list-item>
          <text:p text:style-name="P15"><text:bookmark text:name="_dbh0n1vac4c8"/>Dates</text:p>
        </text:list-item>
      </text:list>
      <text:p text:style-name="Standard">From 31/10/2022 to 06/11/2022. The length of the unit is 1 week (8 hours).</text:p>
      <text:list xml:id="list14939239251728" text:continue-numbering="true" text:style-name="WWNum2">
        <text:list-item>
          <text:p text:style-name="P16"><text:bookmark text:name="_35ynxtfrmuvw"/>Previous knowledge</text:p>
        </text:list-item>
      </text:list>
      <text:list xml:id="list1762798083" text:style-name="WWNum3">
        <text:list-item>
          <text:p text:style-name="P6">Previous units, specially unit 03.</text:p>
        </text:list-item>
      </text:list>
      <text:list xml:id="list14938008832056" text:continue-list="list14939239251728" text:style-name="WWNum2">
        <text:list-item>
          <text:p text:style-name="P17"><text:bookmark text:name="_1w7nzw2o20ar"/><text:s/>Objectives</text:p>
        </text:list-item>
      </text:list>
      <text:list xml:id="list1031085485" text:style-name="WWNum5">
        <text:list-item>
          <text:p text:style-name="P7">To learn what is a virtual machine.</text:p>
        </text:list-item>
        <text:list-item>
          <text:p text:style-name="P7">To learn how to install an operating system in a virtual machine.</text:p>
        </text:list-item>
        <text:list-item>
          <text:p text:style-name="P7">To learn what a container is.</text:p>
        </text:list-item>
        <text:list-item>
          <text:p text:style-name="P7">To learn how to use Docker containers.</text:p>
        </text:list-item>
      </text:list>
      <text:list xml:id="list14938958708605" text:continue-list="list14938008832056" text:style-name="WWNum2">
        <text:list-item>
          <text:p text:style-name="P17"><text:bookmark text:name="_u76wnfr4jev9"/>Contents</text:p>
        </text:list-item>
      </text:list>
      <text:list xml:id="list3645809170" text:style-name="WWNum4">
        <text:list-item>
          <text:p text:style-name="P8">Types of virtual machines.</text:p>
        </text:list-item>
        <text:list-item>
          <text:p text:style-name="P8">Virtual box.</text:p>
        </text:list-item>
        <text:list-item>
          <text:p text:style-name="P8">Docker.</text:p>
        </text:list-item>
      </text:list>
      <text:list xml:id="list14938372546553" text:continue-list="list14938958708605" text:style-name="WWNum2">
        <text:list-item>
          <text:p text:style-name="P17"><text:bookmark text:name="_a1okclatiswm"/>Activities</text:p>
        </text:list-item>
      </text:list>
      <text:list xml:id="list1901099878" text:style-name="WWNum1">
        <text:list-item>
          <text:p text:style-name="P9">Research and development activities, trying to install a dual boot with Windows 10 y Ubuntu (Linux).</text:p>
        </text:list-item>
        <text:list-item>
          <text:p text:style-name="P9">Research and development activities, using Docker.</text:p>
        </text:list-item>
      </text:list>
      <text:list xml:id="list14937601628256" text:continue-list="list14938372546553" text:style-name="WWNum2">
        <text:list-item>
          <text:p text:style-name="P18"><text:bookmark text:name="_7kljffjw728v"/>Recommendations</text:p>
        </text:list-item>
      </text:list>
      <text:p text:style-name="Standard">It is very important to go to the TC with the main concepts studi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4. Virtual machines and containers</text:span></text:p>
      </style:header>
      <style:footer>
        <text:p text:style-name="MP4"><text:span text:style-name="MT1">CFGS DAM/DAW<text:tab/><text:tab/>Unit 04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5" meta:word-count="154" meta:character-count="882" meta:non-whitespace-character-count="765"/>
    <meta:generator>LibreOfficeDev/6.0.5.2$Linux_X86_64 LibreOffice_project/</meta:generator>
  </office:meta>
</office:document-meta>
</file>